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draw:auto-grow-height="true"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style:paragraph-properties style:writing-mode="lr-tb"/>
      <style:text-properties fo:background-color="transparen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style:writing-mode="lr-tb"/>
      <style:text-properties fo:font-size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color="#95b241" loext:opacity="100%" fo:font-weight="bold" style:font-weight-asian="bold" style:font-weight-complex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EMBA Service (with Siemens Energy)</text:p>
              </text:list-item>
              <text:list-item>
                <text:p text:style-name="P6">Context Map for Corporate Data (with CPU 24x7)</text:p>
              </text:list-item>
              <text:list-item>
                <text:p text:style-name="P6">Synthetic file system (with GRAU DATA)</text:p>
              </text:list-item>
              <text:list-item>
                <text:p text:style-name="P6"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8" draw:text-style-name="P8" draw:layer="layout" svg:width="27cm" svg:height="11.5cm" svg:x="0.5cm" svg:y="2.25cm" presentation:class="outline">
          <draw:text-box>
            <text:list text:style-name="L4">
              <text:list-item>
                <text:p><text:span text:style-name="T5">Student teams</text:span></text:p>
                <text:list>
                  <text:list-item>
                    <text:p><text:span text:style-name="T5">See </text:span><text:span text:style-name="T6">Project Teams </text:span><text:span text:style-name="T5">tab on </text:span><text:span text:style-name="T6">Course Organization </text:span><text:span text:style-name="T5">doc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</text:span><text:span text:style-name="T6">Project Teams </text:span><text:span text:style-name="T5">tab on </text:span><text:span text:style-name="T6">Course Organization</text:span><text:span text:style-name="T7"> d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8">OK: Permissive licenses (BSD, Apache)</text:span></text:p>
                  </text:list-item>
                  <text:list-item>
                    <text:p><text:span text:style-name="T9">May be OK: Weakly protective (a.k.a. “weak copyleft”)</text:span></text:p>
                  </text:list-item>
                  <text:list-item>
                    <text:p><text:span text:style-name="T10">Usually not OK: Strongly protective (a.k.a. “reciprocal” or “copyleft”)</text:span></text:p>
                  </text:list-item>
                  <text:list-item>
                    <text:p><text:span text:style-name="T11">Never OK: Non-software licenses, no licens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2">DR</text:span></text:p>
          </draw:text-box>
        </draw:frame>
        <draw:frame presentation:style-name="pr11" draw:text-style-name="P11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s.cs.fau.de/" xlink:type="simple">http://oss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2" draw:text-style-name="P12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13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</meta:editing-duration>
    <meta:editing-cycles>23</meta:editing-cycles>
    <meta:generator>LibreOffice/7.1.1.2$Linux_X86_64 LibreOffice_project/dd797d330b34196606d0870aaa694e9504402ca1</meta:generator>
    <dc:date>2021-03-06T22:01:24.287498723</dc:date>
    <dc:creator>Dirk Riehle</dc:creator>
    <meta:document-statistic meta:object-count="90"/>
  </office:meta>
</office:document-meta>
</file>